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6bbe1" officeooo:paragraph-rsid="0016bbe1"/>
    </style:style>
    <style:style style:name="P2" style:family="paragraph" style:parent-style-name="Standard" style:list-style-name="L2">
      <style:paragraph-properties fo:text-align="start" style:justify-single-word="false"/>
      <style:text-properties officeooo:rsid="0016bbe1" officeooo:paragraph-rsid="0016bbe1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6bbe1" officeooo:paragraph-rsid="0016bbe1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officeooo:rsid="0016bbe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cb9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tab/><text:tab/><text:tab/><text:tab/><text:tab/><text:span text:style-name="T1">Desafio:</text:span></text:p>
      <text:p text:style-name="P1"><text:tab/><text:tab/><text:tab/>Folha salarial de um funcionário de uma rede privada</text:p>
      <text:p text:style-name="P1"/>
      <text:list xml:id="list1330382730" text:style-name="L2">
        <text:list-item>
          <text:p text:style-name="P2">Salário líquido</text:p>
        </text:list-item>
        <text:list-item>
          <text:p text:style-name="P2">Piso salarial = R$ 1800,00</text:p>
        </text:list-item>
        <text:list-item>
          <text:p text:style-name="P2">Adicional dependentes: 2% por dependentes</text:p>
        </text:list-item>
        <text:list-item>
          <text:p text:style-name="P2">Se for Professor: Adicional de 4%</text:p>
        </text:list-item>
        <text:list-item>
          <text:p text:style-name="P2">Se tiver empréstimo, vai ter uma redução de 10% do Piso Salarial</text:p>
        </text:list-item>
      </text:list>
      <text:p text:style-name="P1"/>
      <text:p text:style-name="P1"/>
      <text:p text:style-name="P1"><text:span text:style-name="T2">SOLUÇÃO:</text:span> Fazer uma aplicação com HTML , CSS e JS que seja capaz de calcu<text:span text:style-name="T3">l</text:span>ar o valor do salário líquido de um funcionário dessa empresa.</text:p>
      <text:p text:style-name="P4"/>
      <text:p text:style-name="P4"><text:tab/><text:tab/><text:tab/><text:tab/><text:tab/><text:tab/><text:span text:style-name="T1">NOTAS:</text:span></text:p>
      <text:list xml:id="list2607938592" text:style-name="L1">
        <text:list-item>
          <text:p text:style-name="P3">USE UM CAMPO DE FORMULÁRIO COMO LEITURA PARA EXIBIR O VALOR DO PISO SALARIAL</text:p>
        </text:list-item>
        <text:list-item>
          <text:p text:style-name="P3">ADICIONAL DE DEPENDENTES É UM CAMPO DE FORM TIPO INPUT PARA RECEBER A QUANTIDADE DE DEPENDENTES</text:p>
        </text:list-item>
        <text:list-item>
          <text:p text:style-name="P3">ADICIONAL SE FOR PROFESSOR, SE EXISTIR CRIA UM CAMPO DE FORM TIPO INPUT E COLOCA O VALOR 4, SE NÃO EXISTIR DEIXA O CAMPO EM BRANCO</text:p>
        </text:list-item>
        <text:list-item>
          <text:p text:style-name="P3">PODE SEGUIR A MESMA LÓGICA DO ADICIONAL PARA PROFESSOR, PARA O DESCONTO SE TIVER EMPRÉSTIMO. REDUZIR 10% DO VALOR DO PISO SALARIAL.</text:p>
        </text:list-item>
        <text:list-item>
          <text:p text:style-name="P3">DEPOIS DE CALCULAR OS ADICIONAIS E OS DESCONTOS, SE EXISTIREM, EXIBIR O VALOR DO SALÁRIO LÍQUIDO EM UMA DIV PERSONALIZADA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5T09:32:27.879000000</meta:creation-date>
    <dc:date>2023-02-15T10:16:38.313000000</dc:date>
    <meta:editing-duration>PT20M48S</meta:editing-duration>
    <meta:editing-cycles>1</meta:editing-cycles>
    <meta:document-statistic meta:table-count="0" meta:image-count="0" meta:object-count="0" meta:page-count="1" meta:paragraph-count="14" meta:word-count="174" meta:character-count="964" meta:non-whitespace-character-count="799"/>
    <meta:generator>LibreOffice/7.2.5.2$Windows_X86_64 LibreOffice_project/499f9727c189e6ef3471021d6132d4c694f357e5</meta:generator>
  </office:meta>
</office:document-meta>
</file>